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45.71mm" svg:y="137.06mm">
            <draw:object draw:notify-on-update-of-ranges="Sheet1.E19:Sheet1.E27 Sheet1.E19:Sheet1.E27 Sheet1.C9:Sheet1.C9 Sheet1.E9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table:style-name="ce1" office:value-type="float" office:value="0.000001503" calcext:value-type="float">
            <text:p>1.5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table:style-name="ce1" office:value-type="float" office:value="0.00000558" calcext:value-type="float">
            <text:p>5.5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table:style-name="ce1" office:value-type="float" office:value="0.000040077" calcext:value-type="float">
            <text:p>4.0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0.00021982" calcext:value-type="float">
            <text:p>0.00021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0.00143968" calcext:value-type="float">
            <text:p>0.0014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0.0104287" calcext:value-type="float">
            <text:p>0.01042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0.107134" calcext:value-type="float">
            <text:p>0.107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0.843102" calcext:value-type="float">
            <text:p>0.843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office:value-type="string" calcext:value-type="string">
            <text:p>time:</text:p>
          </table:table-cell>
          <table:table-cell office:value-type="float" office:value="7.63739" calcext:value-type="float">
            <text:p>7.637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048" calcext:value-type="float">
            <text:p>2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33:46.041504989</meta:creation-date>
    <dc:date>2019-08-30T15:18:12.796303375</dc:date>
    <meta:editing-duration>PT3M16S</meta:editing-duration>
    <meta:editing-cycles>1</meta:editing-cycles>
    <meta:document-statistic meta:table-count="1" meta:cell-count="54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Sheet1.E19:Sheet1.E27 Sheet1.C9:Sheet1.C9 Sheet1.E9:Sheet1.E17" chart:data-source-has-labels="both" svg:x="0.319cm" svg:y="0.18cm" svg:width="15.36cm" svg:height="8.645cm">
          <chartooo:coordinate-region svg:x="2.052cm" svg:y="0.379cm" svg:width="13.255cm" svg:height="7.799cm"/>
          <chart:axis chart:dimension="x" chart:name="primary-x" chart:style-name="ch4" chartooo:axis-type="auto">
            <chartooo:date-scale/>
            <chart:categories table:cell-range-address="Sheet1.E19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7" chart:label-cell-address="Sheet1.C9:Sheet1.C9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E19:Sheet1.E27</svg:desc>
                </draw:g>
              </table:table-cell>
              <table:table-cell office:value-type="float" office:value="0.000001503">
                <text:p>0.000001503</text:p>
                <draw:g>
                  <svg:desc>Sheet1.E9:Sheet1.E17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558">
                <text:p>0.000005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40077">
                <text:p>0.0000400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21982">
                <text:p>0.000219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43968">
                <text:p>0.001439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4287">
                <text:p>0.010428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07134">
                <text:p>0.10713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43102">
                <text:p>0.8431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.63739">
                <text:p>7.63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